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fixed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3.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1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29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49cm"/>
      <style:paragraph-properties style:writing-mode="lr-tb"/>
    </style:style>
    <style:style style:name="gr9" style:family="graphic" style:parent-style-name="objectwithoutfill">
      <style:graphic-properties draw:marker-end="Arrowheads_20_79" draw:marker-end-width="0.3cm" draw:fill="none" draw:textarea-vertical-align="middle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objectwithoutfill">
      <style:graphic-properties draw:marker-end="Arrowheads_20_82" draw:marker-end-width="0.3cm" draw:fill="none" draw:textarea-vertical-align="middle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objectwithoutfill">
      <style:graphic-properties draw:marker-end="Arrowheads_20_83" draw:marker-end-width="0.3cm" draw:fill="none" draw:textarea-vertical-align="middle"/>
    </style:style>
    <style:style style:name="gr14" style:family="graphic" style:parent-style-name="objectwithoutfill">
      <style:graphic-properties draw:marker-end="Arrowheads_20_84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526cm"/>
      <style:paragraph-properties style:writing-mode="lr-tb"/>
    </style:style>
    <style:style style:name="gr16" style:family="graphic" style:parent-style-name="objectwithoutfill">
      <style:graphic-properties draw:marker-end="Arrowheads_20_81" draw:marker-end-width="0.3cm" draw:fill="none" draw:textarea-vertical-align="middle"/>
    </style:style>
    <style:style style:name="gr17" style:family="graphic" style:parent-style-name="objectwithoutfill">
      <style:graphic-properties draw:marker-end="Arrowheads_20_85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1.024cm"/>
      <style:paragraph-properties style:writing-mode="lr-tb"/>
    </style:style>
    <style:style style:name="gr19" style:family="graphic" style:parent-style-name="objectwithoutfill">
      <style:graphic-properties draw:marker-end="Arrowheads_20_86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3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89cm"/>
      <style:paragraph-properties style:writing-mode="lr-tb"/>
    </style:style>
    <style:style style:name="gr24" style:family="graphic" style:parent-style-name="objectwithoutfill">
      <style:graphic-properties draw:marker-end="Arrowheads_20_87" draw:marker-end-width="0.3cm" draw:fill="none" draw:textarea-vertical-align="middle"/>
    </style:style>
    <style:style style:name="gr25" style:family="graphic" style:parent-style-name="objectwithoutfill">
      <style:graphic-properties draw:marker-end="Arrowheads_20_88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27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Go Mono1" fo:font-size="10.5pt" fo:font-style="normal" fo:font-weight="normal"/>
    </style:style>
    <style:style style:name="P2" style:family="paragraph">
      <loext:graphic-properties draw:fill="none" draw:fill-color="#ffffff"/>
      <style:paragraph-properties style:writing-mode="lr-tb"/>
      <style:text-properties fo:color="#0f3cd5" loext:opacity="100%" style:font-name="Go Mono1" fo:font-size="12pt" fo:font-style="normal" style:text-underline-style="none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Go Mono1" fo:font-size="10.5pt"/>
    </style:style>
    <style:style style:name="P4" style:family="paragraph">
      <style:paragraph-properties fo:text-align="center"/>
      <style:text-properties style:font-name="Go Mono1" fo:font-size="10.5pt" fo:font-style="normal" fo:font-weight="normal"/>
    </style:style>
    <style:style style:name="P5" style:family="paragraph">
      <loext:graphic-properties draw:fill="none"/>
      <style:paragraph-properties fo:text-align="center"/>
      <style:text-properties style:font-name="Go Mono1" fo:font-size="10.5pt" fo:font-style="normal" fo:font-weight="normal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paragraph-properties style:writing-mode="lr-tb"/>
      <style:text-properties style:font-name="Go Mono1" fo:font-size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 style:writing-mode="lr-tb"/>
      <style:text-properties style:font-name="Go Mono1" fo:font-size="10.5pt" fo:font-style="normal" fo:font-weight="normal" style:font-size-asian="12pt" style:font-size-complex="18pt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style:font-name="Go Mono1" fo:font-size="8pt" style:font-size-asian="8pt" style:font-size-complex="8pt"/>
    </style:style>
    <style:style style:name="P12" style:family="paragraph">
      <style:paragraph-properties fo:text-align="center"/>
    </style:style>
    <style:style style:name="T1" style:family="text">
      <style:text-properties style:font-name="Go Mono1" fo:font-size="10.5pt" fo:font-style="normal" fo:font-weight="normal"/>
    </style:style>
    <style:style style:name="T2" style:family="text">
      <style:text-properties fo:color="#0f3cd5" loext:opacity="100%" style:font-name="Go Mono1" fo:font-size="12pt" fo:font-style="normal" style:text-underline-style="none" fo:font-weight="bold"/>
    </style:style>
    <style:style style:name="T3" style:family="text">
      <style:text-properties style:font-name="Go Mono1" fo:font-size="10.5pt"/>
    </style:style>
    <style:style style:name="T4" style:family="text">
      <style:text-properties style:font-name="Go Mono1"/>
    </style:style>
    <style:style style:name="T5" style:family="text">
      <style:text-properties style:font-name="Go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016cm" svg:x="9.89cm" svg:y="15.097cm">
          <text:p text:style-name="P1"><text:span text:style-name="T1">Sine Oscillato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14cm" svg:height="0.738cm" svg:x="3.546cm" svg:y="2.524cm">
          <draw:text-box>
            <text:p><text:span text:style-name="T2">UltrasonicRingMod</text:span></text:p>
          </draw:text-box>
        </draw:frame>
        <draw:frame draw:style-name="gr3" draw:text-style-name="P3" draw:layer="layout" svg:width="1.603cm" svg:height="0.747cm" svg:x="3.207cm" svg:y="4.444cm">
          <draw:text-box>
            <text:p><text:span text:style-name="T3">Input</text:span></text:p>
          </draw:text-box>
        </draw:frame>
        <draw:frame draw:style-name="gr4" draw:text-style-name="P3" draw:layer="layout" svg:width="1.857cm" svg:height="0.747cm" svg:x="29.496cm" svg:y="4.46cm">
          <draw:text-box>
            <text:p><text:span text:style-name="T3">Output</text:span></text:p>
          </draw:text-box>
        </draw:frame>
        <draw:custom-shape draw:style-name="gr5" draw:text-style-name="P1" draw:layer="layout" svg:width="2.794cm" svg:height="1.016cm" svg:x="5.826cm" svg:y="4.302cm">
          <text:p text:style-name="P1"><text:span text:style-name="T1">UpSamp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016cm" svg:x="25.686cm" svg:y="4.302cm">
          <text:p text:style-name="P1"><text:span text:style-name="T1">DownSampler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0.762cm" svg:height="0.762cm" svg:x="11.414cm" svg:y="13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795cm" svg:y1="13.827cm" svg:x2="11.795cm" svg:y2="14.081cm">
            <text:p/>
          </draw:line>
          <draw:line draw:style-name="gr7" draw:text-style-name="P5" draw:layer="layout" svg:x1="11.922cm" svg:y1="13.954cm" svg:x2="11.668cm" svg:y2="13.954cm">
            <text:p/>
          </draw:line>
        </draw:g>
        <draw:g>
          <draw:custom-shape draw:style-name="gr6" draw:text-style-name="P4" draw:layer="layout" svg:width="0.762cm" svg:height="0.762cm" svg:x="5.699cm" svg:y="16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6.207cm" svg:y1="16.748cm" svg:x2="5.953cm" svg:y2="17.002cm">
            <text:p/>
          </draw:line>
          <draw:line draw:style-name="gr7" draw:text-style-name="P5" draw:layer="layout" svg:x1="6.207cm" svg:y1="17.002cm" svg:x2="5.953cm" svg:y2="16.748cm">
            <text:p/>
          </draw:line>
        </draw:g>
        <draw:frame draw:style-name="gr8" draw:text-style-name="P3" draw:layer="layout" svg:width="1.383cm" svg:height="0.747cm" svg:x="3.427cm" svg:y="16.509cm">
          <draw:text-box>
            <text:p><text:span text:style-name="T3">Note</text:span></text:p>
          </draw:text-box>
        </draw:frame>
        <draw:frame draw:style-name="gr3" draw:text-style-name="P7" draw:layer="layout" svg:width="2.026cm" svg:height="0.747cm" svg:x="5.064cm" svg:y="18.018cm">
          <draw:text-box>
            <text:p text:style-name="P6"><text:span text:style-name="T4">Frequency</text:span></text:p>
          </draw:text-box>
        </draw:frame>
        <draw:line draw:style-name="gr9" draw:text-style-name="P8" draw:layer="layout" svg:x1="6.08cm" svg:y1="18.018cm" svg:x2="6.08cm" svg:y2="17.256cm">
          <text:p/>
        </draw:line>
        <draw:line draw:style-name="gr9" draw:text-style-name="P8" draw:layer="layout" svg:x1="4.81cm" svg:y1="16.875cm" svg:x2="5.699cm" svg:y2="16.875cm">
          <text:p/>
        </draw:line>
        <draw:line draw:style-name="gr9" draw:text-style-name="P8" draw:layer="layout" svg:x1="4.81cm" svg:y1="4.81cm" svg:x2="5.826cm" svg:y2="4.81cm">
          <text:p/>
        </draw:line>
        <draw:line draw:style-name="gr10" draw:text-style-name="P8" draw:layer="layout" svg:x1="6.461cm" svg:y1="16.875cm" svg:x2="11.795cm" svg:y2="16.875cm">
          <text:p/>
        </draw:line>
        <draw:line draw:style-name="gr11" draw:text-style-name="P8" draw:layer="layout" svg:x1="23.479cm" svg:y1="15.605cm" svg:x2="13.7cm" svg:y2="15.605cm">
          <text:p/>
        </draw:line>
        <draw:custom-shape draw:style-name="gr12" draw:text-style-name="P9" draw:layer="layout" svg:width="0.254cm" svg:height="0.254cm" svg:x="7.223cm" svg:y="16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7.35cm" svg:y1="12.557cm" svg:x2="11.414cm" svg:y2="12.557cm">
          <text:p/>
        </draw:line>
        <draw:g>
          <draw:custom-shape draw:style-name="gr6" draw:text-style-name="P4" draw:layer="layout" svg:width="0.762cm" svg:height="0.762cm" svg:x="11.414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922cm" svg:y1="4.683cm" svg:x2="11.668cm" svg:y2="4.937cm">
            <text:p/>
          </draw:line>
          <draw:line draw:style-name="gr7" draw:text-style-name="P5" draw:layer="layout" svg:x1="11.922cm" svg:y1="4.937cm" svg:x2="11.668cm" svg:y2="4.683cm">
            <text:p/>
          </draw:line>
        </draw:g>
        <draw:line draw:style-name="gr14" draw:text-style-name="P8" draw:layer="layout" svg:x1="11.795cm" svg:y1="13.573cm" svg:x2="11.795cm" svg:y2="12.938cm">
          <text:p/>
        </draw:line>
        <draw:line draw:style-name="gr14" draw:text-style-name="P8" draw:layer="layout" svg:x1="11.795cm" svg:y1="16.875cm" svg:x2="11.795cm" svg:y2="16.113cm">
          <text:p/>
        </draw:line>
        <draw:line draw:style-name="gr11" draw:text-style-name="P8" draw:layer="layout" svg:x1="13.192cm" svg:y1="13.954cm" svg:x2="12.176cm" svg:y2="13.954cm">
          <text:p/>
        </draw:line>
        <draw:frame draw:style-name="gr15" draw:text-style-name="P11" draw:layer="layout" svg:width="2.026cm" svg:height="0.635cm" svg:x="13.179cm" svg:y="13.625cm">
          <draw:text-box>
            <text:p text:style-name="P10"><text:span text:style-name="T5">DC Offset</text:span></text:p>
          </draw:text-box>
        </draw:frame>
        <draw:line draw:style-name="gr16" draw:text-style-name="P8" draw:layer="layout" svg:x1="8.62cm" svg:y1="4.81cm" svg:x2="11.414cm" svg:y2="4.81cm">
          <text:p/>
        </draw:line>
        <draw:line draw:style-name="gr16" draw:text-style-name="P8" draw:layer="layout" svg:x1="12.176cm" svg:y1="4.81cm" svg:x2="16.796cm" svg:y2="4.81cm">
          <text:p/>
        </draw:line>
        <draw:custom-shape draw:style-name="gr1" draw:text-style-name="P1" draw:layer="layout" svg:width="3.81cm" svg:height="1.016cm" svg:x="16.796cm" svg:y="4.302cm">
          <text:p text:style-name="P1"><text:span text:style-name="T1">Hard Clipp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254cm" svg:height="0.254cm" svg:x="14.129cm" svg:y="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0.606cm" svg:y1="4.81cm" svg:x2="21.495cm" svg:y2="4.81cm">
          <text:p/>
        </draw:line>
        <draw:line draw:style-name="gr17" draw:text-style-name="P8" draw:layer="layout" svg:x1="22.257cm" svg:y1="3.54cm" svg:x2="22.257cm" svg:y2="4.302cm">
          <text:p/>
        </draw:line>
        <draw:line draw:style-name="gr7" draw:text-style-name="P8" draw:layer="layout" svg:x1="14.256cm" svg:y1="3.54cm" svg:x2="22.257cm" svg:y2="3.54cm">
          <text:p/>
        </draw:line>
        <draw:line draw:style-name="gr7" draw:text-style-name="P8" draw:layer="layout" svg:x1="14.256cm" svg:y1="4.81cm" svg:x2="14.256cm" svg:y2="3.54cm">
          <text:p/>
        </draw:line>
        <draw:custom-shape draw:style-name="gr18" draw:text-style-name="P1" draw:layer="layout" svg:width="1.524cm" svg:height="1.016cm" svg:x="10.992cm" svg:y="6.094cm">
          <text:p text:style-name="P1"><text:span text:style-name="T1">lerp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9.214cm" svg:y1="6.602cm" svg:x2="10.992cm" svg:y2="6.602cm">
          <text:p/>
        </draw:line>
        <draw:frame draw:style-name="gr20" draw:text-style-name="P11" draw:layer="layout" svg:width="1.137cm" svg:height="0.649cm" svg:x="8.112cm" svg:y="6.285cm">
          <draw:text-box>
            <text:p text:style-name="P10"><text:span text:style-name="T5">1.0</text:span></text:p>
          </draw:text-box>
        </draw:frame>
        <draw:frame draw:style-name="gr20" draw:text-style-name="P11" draw:layer="layout" svg:width="2.195cm" svg:height="0.649cm" svg:x="8.112cm" svg:y="12.938cm">
          <draw:text-box>
            <text:p text:style-name="P10"><text:span text:style-name="T5">Mod. Scale</text:span></text:p>
          </draw:text-box>
        </draw:frame>
        <draw:custom-shape draw:style-name="gr18" draw:text-style-name="P1" draw:layer="layout" svg:width="1.524cm" svg:height="1.016cm" svg:x="21.495cm" svg:y="4.302cm">
          <text:p text:style-name="P1"><text:span text:style-name="T1">le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8" draw:layer="layout" svg:x1="23.019cm" svg:y1="4.81cm" svg:x2="25.686cm" svg:y2="4.81cm">
          <text:p/>
        </draw:line>
        <draw:frame draw:style-name="gr21" draw:text-style-name="P11" draw:layer="layout" svg:width="1.984cm" svg:height="0.649cm" svg:x="21.341cm" svg:y="5.385cm">
          <draw:text-box>
            <text:p text:style-name="P10"><text:span text:style-name="T5">Hardclip</text:span></text:p>
          </draw:text-box>
        </draw:frame>
        <draw:custom-shape draw:style-name="gr22" draw:text-style-name="P12" draw:layer="layout" svg:width="0.762cm" svg:height="0.762cm" draw:transform="rotate (-1.5707963267949) translate (15.907cm 4.4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1" draw:layer="layout" svg:width="1.857cm" svg:height="0.649cm" svg:x="14.51cm" svg:y="5.385cm">
          <draw:text-box>
            <text:p text:style-name="P10"><text:span text:style-name="T5">Pre Gain</text:span></text:p>
          </draw:text-box>
        </draw:frame>
        <draw:custom-shape draw:style-name="gr22" draw:text-style-name="P12" draw:layer="layout" svg:width="0.762cm" svg:height="0.762cm" draw:transform="rotate (-1.5707963267949) translate (25.051cm 4.4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0.254cm" svg:height="0.254cm" svg:x="23.4cm" svg:y="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1.01cm" svg:height="0.649cm" svg:x="24.168cm" svg:y="5.385cm">
          <draw:text-box>
            <text:p text:style-name="P10"><text:span text:style-name="T5">Out</text:span></text:p>
          </draw:text-box>
        </draw:frame>
        <draw:line draw:style-name="gr16" draw:text-style-name="P8" draw:layer="layout" svg:x1="28.48cm" svg:y1="4.81cm" svg:x2="29.496cm" svg:y2="4.81cm">
          <text:p/>
        </draw:line>
        <draw:line draw:style-name="gr7" draw:text-style-name="P8" draw:layer="layout" svg:x1="23.527cm" svg:y1="4.81cm" svg:x2="23.479cm" svg:y2="15.605cm">
          <text:p/>
        </draw:line>
        <draw:line draw:style-name="gr7" draw:text-style-name="P8" draw:layer="layout" svg:x1="7.35cm" svg:y1="16.875cm" svg:x2="7.35cm" svg:y2="12.557cm">
          <text:p/>
        </draw:line>
        <draw:frame draw:style-name="gr20" draw:text-style-name="P11" draw:layer="layout" svg:width="1.137cm" svg:height="0.649cm" svg:x="12.557cm" svg:y="6.32cm">
          <draw:text-box>
            <text:p text:style-name="P10"><text:span text:style-name="T5">Mix</text:span></text:p>
          </draw:text-box>
        </draw:frame>
        <draw:line draw:style-name="gr14" draw:text-style-name="P8" draw:layer="layout" svg:x1="11.795cm" svg:y1="15.097cm" svg:x2="11.795cm" svg:y2="14.335cm">
          <text:p/>
        </draw:line>
        <draw:custom-shape draw:style-name="gr22" draw:text-style-name="P12" draw:layer="layout" svg:width="0.762cm" svg:height="0.762cm" draw:transform="rotate (-1.5707963267949) translate (9.636cm 12.1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6" draw:text-style-name="P4" draw:layer="layout" svg:width="0.762cm" svg:height="0.762cm" svg:x="11.414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922cm" svg:y1="12.43cm" svg:x2="11.668cm" svg:y2="12.684cm">
            <text:p/>
          </draw:line>
          <draw:line draw:style-name="gr7" draw:text-style-name="P5" draw:layer="layout" svg:x1="11.922cm" svg:y1="12.684cm" svg:x2="11.668cm" svg:y2="12.43cm">
            <text:p/>
          </draw:line>
        </draw:g>
        <draw:line draw:style-name="gr14" draw:text-style-name="P8" draw:layer="layout" svg:x1="11.795cm" svg:y1="12.176cm" svg:x2="11.795cm" svg:y2="10.906cm">
          <text:p/>
        </draw:line>
        <draw:line draw:style-name="gr24" draw:text-style-name="P8" draw:layer="layout" svg:x1="11.795cm" svg:y1="6.08cm" svg:x2="11.795cm" svg:y2="5.191cm">
          <text:p/>
        </draw:line>
        <draw:frame draw:style-name="gr15" draw:text-style-name="P11" draw:layer="layout" svg:width="2.534cm" svg:height="0.635cm" svg:x="11.801cm" svg:y="16.494cm">
          <draw:text-box>
            <text:p text:style-name="P10"><text:span text:style-name="T5">To frequency</text:span></text:p>
          </draw:text-box>
        </draw:frame>
        <draw:frame draw:style-name="gr15" draw:text-style-name="P11" draw:layer="layout" svg:width="2.026cm" svg:height="0.635cm" svg:x="14.081cm" svg:y="14.97cm">
          <draw:text-box>
            <text:p text:style-name="P10"><text:span text:style-name="T5">To phase</text:span></text:p>
          </draw:text-box>
        </draw:frame>
        <draw:custom-shape draw:style-name="gr18" draw:text-style-name="P1" draw:layer="layout" svg:width="1.524cm" svg:height="1.016cm" svg:x="11.033cm" svg:y="9.89cm">
          <text:p text:style-name="P1"><text:span text:style-name="T1">Wrap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1.795cm" svg:y1="8.112cm" svg:x2="11.795cm" svg:y2="7.096cm">
          <text:p/>
        </draw:line>
        <draw:custom-shape draw:style-name="gr18" draw:text-style-name="P1" draw:layer="layout" svg:width="1.524cm" svg:height="1.016cm" svg:x="11.033cm" svg:y="8.112cm">
          <text:p text:style-name="P1"><text:span text:style-name="T1">le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11.795cm" svg:y1="9.89cm" svg:x2="11.795cm" svg:y2="9.128cm">
          <text:p/>
        </draw:line>
        <draw:custom-shape draw:style-name="gr12" draw:text-style-name="P9" draw:layer="layout" svg:width="0.254cm" svg:height="0.254cm" svg:x="11.668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1.795cm" svg:y1="11.795cm" svg:x2="9.89cm" svg:y2="11.795cm">
          <text:p/>
        </draw:line>
        <draw:line draw:style-name="gr25" draw:text-style-name="P8" draw:layer="layout" svg:x1="9.89cm" svg:y1="8.62cm" svg:x2="11.033cm" svg:y2="8.62cm">
          <text:p/>
        </draw:line>
        <draw:line draw:style-name="gr7" draw:text-style-name="P8" draw:layer="layout" svg:x1="9.89cm" svg:y1="11.795cm" svg:x2="9.89cm" svg:y2="8.62cm">
          <text:p/>
        </draw:line>
        <draw:frame draw:style-name="gr20" draw:text-style-name="P11" draw:layer="layout" svg:width="2.026cm" svg:height="0.649cm" svg:x="12.557cm" svg:y="8.352cm">
          <draw:text-box>
            <text:p text:style-name="P10"><text:span text:style-name="T5">Mod. Wrap</text:span></text:p>
          </draw:text-box>
        </draw:frame>
        <draw:custom-shape draw:style-name="gr22" draw:text-style-name="P12" draw:layer="layout" svg:width="0.762cm" svg:height="0.762cm" draw:transform="rotate (1.5707963267949) translate (18.399cm 15.98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1" draw:layer="layout" svg:width="1.857cm" svg:height="0.635cm" svg:x="17.939cm" svg:y="16.113cm">
          <draw:text-box>
            <text:p text:style-name="P10"><text:span text:style-name="T5">Feedback</text:span></text:p>
          </draw:text-box>
        </draw:frame>
        <draw:frame draw:style-name="gr8" draw:text-style-name="P3" draw:layer="layout" svg:width="5.125cm" svg:height="1.097cm" svg:x="3.54cm" svg:y="8.093cm">
          <draw:text-box>
            <text:p><text:span text:style-name="T3">`lerp` is short for</text:span></text:p>
            <text:p><text:span text:style-name="T3">linear interpolation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fixed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53" draw:display-name="Arrowheads 53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5H16M25S</meta:editing-duration>
    <meta:editing-cycles>382</meta:editing-cycles>
    <meta:generator>LibreOffice/7.3.2.2$Windows_X86_64 LibreOffice_project/49f2b1bff42cfccbd8f788c8dc32c1c309559be0</meta:generator>
    <dc:title>A4_Landscape</dc:title>
    <dc:date>2022-08-12T17:23:09.623000000</dc:date>
    <meta:document-statistic meta:object-count="77"/>
    <meta:template xlink:type="simple" xlink:actuate="onRequest" xlink:title="A4_Landscape" xlink:href="../../AppData/Roaming/LibreOffice/4/user/template/A4_Landscape.otg" meta:date="2020-08-18T11:09:49.288000000"/>
  </office:meta>
</office:document-meta>
</file>